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9" style:family="table">
      <style:table-properties style:width="21.001cm" fo:margin-top="0.45cm" fo:margin-bottom="0cm" table:align="margins"/>
    </style:style>
    <style:style style:name="Tabla9.A" style:family="table-column">
      <style:table-column-properties style:column-width="21.001cm" style:rel-column-width="65535*"/>
    </style:style>
    <style:style style:name="Tabla9.1" style:family="table-row">
      <style:table-row-properties style:min-row-height="14.975cm"/>
    </style:style>
    <style:style style:name="Tabla9.A1" style:family="table-cell">
      <style:table-cell-properties fo:padding="0.097cm" fo:border="none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3.268cm"/>
    </style:style>
    <style:style style:name="Tabla1.B" style:family="table-column">
      <style:table-column-properties style:column-width="2.207cm"/>
    </style:style>
    <style:style style:name="Tabla1.C" style:family="table-column">
      <style:table-column-properties style:column-width="2.649cm"/>
    </style:style>
    <style:style style:name="Tabla1.D" style:family="table-column">
      <style:table-column-properties style:column-width="2.755cm"/>
    </style:style>
    <style:style style:name="Tabla1.E" style:family="table-column">
      <style:table-column-properties style:column-width="0.217cm"/>
    </style:style>
    <style:style style:name="Tabla1.F" style:family="table-column">
      <style:table-column-properties style:column-width="2.861cm"/>
    </style:style>
    <style:style style:name="Tabla1.G" style:family="table-column">
      <style:table-column-properties style:column-width="2.972cm"/>
    </style:style>
    <style:style style:name="Tabla1.H" style:family="table-column">
      <style:table-column-properties style:column-width="1.87cm"/>
    </style:style>
    <style:style style:name="Tabla1.1" style:family="table-row">
      <style:table-row-properties style:min-row-height="0.21cm"/>
    </style:style>
    <style:style style:name="Tabla1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c0c0c0" fo:padding="0.097cm" fo:border-left="none" fo:border-right="none" fo:border-top="0.05pt solid #000000" fo:border-bottom="0.05pt solid #000000">
        <style:background-image/>
      </style:table-cell-properties>
    </style:style>
    <style:style style:name="Tabla1.H1" style:family="table-cell">
      <style:table-cell-properties style:vertical-align="middle" fo:background-color="#c0c0c0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a2" style:family="table">
      <style:table-properties style:width="18.81cm" fo:margin-left="1.101cm" fo:margin-top="0.101cm" fo:margin-bottom="0cm" table:align="left"/>
    </style:style>
    <style:style style:name="Tabla2.A" style:family="table-column">
      <style:table-column-properties style:column-width="18.81cm"/>
    </style:style>
    <style:style style:name="Tabla2.1" style:family="table-row">
      <style:table-row-properties style:min-row-height="0.639cm"/>
    </style:style>
    <style:style style:name="Tabla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7" style:family="table">
      <style:table-properties style:width="18.706cm" fo:break-before="column" table:align="left"/>
    </style:style>
    <style:style style:name="Tabla7.A" style:family="table-column">
      <style:table-column-properties style:column-width="3.096cm"/>
    </style:style>
    <style:style style:name="Tabla7.B" style:family="table-column">
      <style:table-column-properties style:column-width="2.566cm"/>
    </style:style>
    <style:style style:name="Tabla7.C" style:family="table-column">
      <style:table-column-properties style:column-width="2.619cm"/>
    </style:style>
    <style:style style:name="Tabla7.D" style:family="table-column">
      <style:table-column-properties style:column-width="2.725cm"/>
    </style:style>
    <style:style style:name="Tabla7.E" style:family="table-column">
      <style:table-column-properties style:column-width="7.699cm"/>
    </style:style>
    <style:style style:name="Tabla7.1" style:family="table-row">
      <style:table-row-properties style:min-row-height="0.45cm"/>
    </style:style>
    <style:style style:name="Tabla7.A1" style:family="table-cell">
      <style:table-cell-properties style:vertical-align="" fo:padding="0.097cm" fo:border="0.05pt solid #000000"/>
    </style:style>
    <style:style style:name="Tabla7.E1" style:family="table-cell">
      <style:table-cell-properties fo:padding="0.097cm" fo:border="0.05pt solid #000000"/>
    </style:style>
    <style:style style:name="Tabla7.2" style:family="table-row">
      <style:table-row-properties style:min-row-height="0.503cm"/>
    </style:style>
    <style:style style:name="Tabla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D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7.E2" style:family="table-cell">
      <style:table-cell-properties fo:padding="0.097cm" fo:border="0.05pt solid #000000"/>
    </style:style>
    <style:style style:name="Tabla7.E3" style:family="table-cell">
      <style:table-cell-properties fo:padding="0.097cm" fo:border="0.05pt solid #000000"/>
    </style:style>
    <style:style style:name="Tabla7.E4" style:family="table-cell">
      <style:table-cell-properties fo:padding="0.097cm" fo:border="0.05pt solid #000000"/>
    </style:style>
    <style:style style:name="Tabla7.E5" style:family="table-cell">
      <style:table-cell-properties fo:padding="0.097cm" fo:border="0.05pt solid #000000"/>
    </style:style>
    <style:style style:name="Tabla7.E6" style:family="table-cell">
      <style:table-cell-properties fo:padding="0.097cm" fo:border="0.05pt solid #000000"/>
    </style:style>
    <style:style style:name="Tabla7.E7" style:family="table-cell">
      <style:table-cell-properties fo:padding="0.097cm" fo:border="0.05pt solid #000000"/>
    </style:style>
    <style:style style:name="Tabla7.E8" style:family="table-cell">
      <style:table-cell-properties fo:padding="0.097cm" fo:border="0.05pt solid #000000"/>
    </style:style>
    <style:style style:name="Tabla7.E9" style:family="table-cell">
      <style:table-cell-properties fo:padding="0.097cm" fo:border="0.05pt solid #000000"/>
    </style:style>
    <style:style style:name="Tabla8" style:family="table">
      <style:table-properties style:width="20.128cm" fo:break-before="column" table:align="right"/>
    </style:style>
    <style:style style:name="Tabla8.A" style:family="table-column">
      <style:table-column-properties style:column-width="0.238cm"/>
    </style:style>
    <style:style style:name="Tabla8.B" style:family="table-column">
      <style:table-column-properties style:column-width="3.81cm"/>
    </style:style>
    <style:style style:name="Tabla8.C" style:family="table-column">
      <style:table-column-properties style:column-width="3.678cm"/>
    </style:style>
    <style:style style:name="Tabla8.D" style:family="table-column">
      <style:table-column-properties style:column-width="1.455cm"/>
    </style:style>
    <style:style style:name="Tabla8.E" style:family="table-column">
      <style:table-column-properties style:column-width="0.635cm"/>
    </style:style>
    <style:style style:name="Tabla8.F" style:family="table-column">
      <style:table-column-properties style:column-width="1.217cm"/>
    </style:style>
    <style:style style:name="Tabla8.G" style:family="table-column">
      <style:table-column-properties style:column-width="0.9cm"/>
    </style:style>
    <style:style style:name="Tabla8.H" style:family="table-column">
      <style:table-column-properties style:column-width="2.381cm"/>
    </style:style>
    <style:style style:name="Tabla8.I" style:family="table-column">
      <style:table-column-properties style:column-width="1.005cm"/>
    </style:style>
    <style:style style:name="Tabla8.J" style:family="table-column">
      <style:table-column-properties style:column-width="3.493cm"/>
    </style:style>
    <style:style style:name="Tabla8.K" style:family="table-column">
      <style:table-column-properties style:column-width="1.316cm"/>
    </style:style>
    <style:style style:name="Tabla8.1" style:family="table-row">
      <style:table-row-properties style:min-row-height="0.503cm"/>
    </style:style>
    <style:style style:name="Tabla8.A1" style:family="table-cell">
      <style:table-cell-properties fo:padding="0cm" fo:border="none"/>
    </style:style>
    <style:style style:name="Tabla8.C1" style:family="table-cell">
      <style:table-cell-properties style:vertical-align="" fo:padding="0cm" fo:border="none"/>
    </style:style>
    <style:style style:name="Tabla8.2" style:family="table-row">
      <style:table-row-properties style:min-row-height="0.621cm"/>
    </style:style>
    <style:style style:name="Tabla8.3" style:family="table-row">
      <style:table-row-properties style:min-row-height="0.265cm"/>
    </style:style>
    <style:style style:name="Tabla8.4" style:family="table-row">
      <style:table-row-properties style:min-row-height="0.572cm"/>
    </style:style>
    <style:style style:name="Tabla8.H4" style:family="table-cell">
      <style:table-cell-properties style:vertical-align="middle" fo:padding="0cm" fo:border="none"/>
    </style:style>
    <style:style style:name="Tabla8.5" style:family="table-row">
      <style:table-row-properties style:min-row-height="0.783cm"/>
    </style:style>
    <style:style style:name="Tabla8.6" style:family="table-row">
      <style:table-row-properties style:min-row-height="1.506cm"/>
    </style:style>
    <style:style style:name="Tabla10" style:family="table">
      <style:table-properties style:width="18.8cm" fo:margin-top="0.199cm" fo:margin-bottom="0cm" table:align="center"/>
    </style:style>
    <style:style style:name="Tabla10.A" style:family="table-column">
      <style:table-column-properties style:column-width="3.268cm"/>
    </style:style>
    <style:style style:name="Tabla10.B" style:family="table-column">
      <style:table-column-properties style:column-width="2.207cm"/>
    </style:style>
    <style:style style:name="Tabla10.C" style:family="table-column">
      <style:table-column-properties style:column-width="2.649cm"/>
    </style:style>
    <style:style style:name="Tabla10.D" style:family="table-column">
      <style:table-column-properties style:column-width="2.755cm"/>
    </style:style>
    <style:style style:name="Tabla10.E" style:family="table-column">
      <style:table-column-properties style:column-width="0.217cm"/>
    </style:style>
    <style:style style:name="Tabla10.F" style:family="table-column">
      <style:table-column-properties style:column-width="2.861cm"/>
    </style:style>
    <style:style style:name="Tabla10.G" style:family="table-column">
      <style:table-column-properties style:column-width="2.972cm"/>
    </style:style>
    <style:style style:name="Tabla10.H" style:family="table-column">
      <style:table-column-properties style:column-width="1.87cm"/>
    </style:style>
    <style:style style:name="Tabla10.1" style:family="table-row">
      <style:table-row-properties style:min-row-height="0.21cm"/>
    </style:style>
    <style:style style:name="Tabla10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B1" style:family="table-cell">
      <style:table-cell-properties style:vertical-align="middle" fo:background-color="#c0c0c0" fo:padding="0.097cm" fo:border-left="none" fo:border-right="none" fo:border-top="0.05pt solid #000000" fo:border-bottom="0.05pt solid #000000">
        <style:background-image/>
      </style:table-cell-properties>
    </style:style>
    <style:style style:name="Tabla10.H1" style:family="table-cell">
      <style:table-cell-properties style:vertical-align="middle" fo:background-color="#c0c0c0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a11" style:family="table">
      <style:table-properties style:width="18.81cm" fo:margin-left="1.101cm" fo:margin-top="0.101cm" fo:margin-bottom="0cm" table:align="left"/>
    </style:style>
    <style:style style:name="Tabla11.A" style:family="table-column">
      <style:table-column-properties style:column-width="18.81cm"/>
    </style:style>
    <style:style style:name="Tabla11.1" style:family="table-row">
      <style:table-row-properties style:min-row-height="0.639cm"/>
    </style:style>
    <style:style style:name="Tabla11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12" style:family="table">
      <style:table-properties style:width="18.706cm" fo:break-before="column" table:align="left"/>
    </style:style>
    <style:style style:name="Tabla12.A" style:family="table-column">
      <style:table-column-properties style:column-width="3.096cm"/>
    </style:style>
    <style:style style:name="Tabla12.B" style:family="table-column">
      <style:table-column-properties style:column-width="2.566cm"/>
    </style:style>
    <style:style style:name="Tabla12.C" style:family="table-column">
      <style:table-column-properties style:column-width="2.619cm"/>
    </style:style>
    <style:style style:name="Tabla12.D" style:family="table-column">
      <style:table-column-properties style:column-width="2.725cm"/>
    </style:style>
    <style:style style:name="Tabla12.E" style:family="table-column">
      <style:table-column-properties style:column-width="7.699cm"/>
    </style:style>
    <style:style style:name="Tabla12.1" style:family="table-row">
      <style:table-row-properties style:min-row-height="0.45cm"/>
    </style:style>
    <style:style style:name="Tabla12.A1" style:family="table-cell">
      <style:table-cell-properties style:vertical-align="" fo:padding="0.049cm" fo:border-left="0.05pt solid #000000" fo:border-right="none" fo:border-top="0.05pt solid #000000" fo:border-bottom="0.05pt solid #000000"/>
    </style:style>
    <style:style style:name="Tabla12.E1" style:family="table-cell">
      <style:table-cell-properties fo:padding="0.049cm" fo:border="0.05pt solid #000000"/>
    </style:style>
    <style:style style:name="Tabla12.2" style:family="table-row">
      <style:table-row-properties style:min-row-height="0.503cm"/>
    </style:style>
    <style:style style:name="Tabla12.A2" style:family="table-cell">
      <style:table-cell-properties style:vertical-align="" fo:padding="0.049cm" fo:border-left="0.05pt solid #000000" fo:border-right="none" fo:border-top="none" fo:border-bottom="0.05pt solid #000000"/>
    </style:style>
    <style:style style:name="Tabla12.E2" style:family="table-cell">
      <style:table-cell-properties fo:padding="0.049cm" fo:border="0.05pt solid #000000"/>
    </style:style>
    <style:style style:name="Tabla12.E3" style:family="table-cell">
      <style:table-cell-properties fo:padding="0.049cm" fo:border="0.05pt solid #000000"/>
    </style:style>
    <style:style style:name="Tabla12.E4" style:family="table-cell">
      <style:table-cell-properties fo:padding="0.049cm" fo:border="0.05pt solid #000000"/>
    </style:style>
    <style:style style:name="Tabla12.E5" style:family="table-cell">
      <style:table-cell-properties fo:padding="0.049cm" fo:border="0.05pt solid #000000"/>
    </style:style>
    <style:style style:name="Tabla12.E6" style:family="table-cell">
      <style:table-cell-properties fo:padding="0.049cm" fo:border="0.05pt solid #000000"/>
    </style:style>
    <style:style style:name="Tabla12.E7" style:family="table-cell">
      <style:table-cell-properties fo:padding="0.049cm" fo:border="0.05pt solid #000000"/>
    </style:style>
    <style:style style:name="Tabla12.E8" style:family="table-cell">
      <style:table-cell-properties fo:padding="0.049cm" fo:border="0.05pt solid #000000"/>
    </style:style>
    <style:style style:name="Tabla12.E9" style:family="table-cell">
      <style:table-cell-properties fo:padding="0.049cm" fo:border="0.05pt solid #000000"/>
    </style:style>
    <style:style style:name="Tabla13" style:family="table">
      <style:table-properties style:width="20.128cm" fo:break-before="column" table:align="right"/>
    </style:style>
    <style:style style:name="Tabla13.A" style:family="table-column">
      <style:table-column-properties style:column-width="0.238cm"/>
    </style:style>
    <style:style style:name="Tabla13.B" style:family="table-column">
      <style:table-column-properties style:column-width="3.81cm"/>
    </style:style>
    <style:style style:name="Tabla13.C" style:family="table-column">
      <style:table-column-properties style:column-width="3.678cm"/>
    </style:style>
    <style:style style:name="Tabla13.D" style:family="table-column">
      <style:table-column-properties style:column-width="1.455cm"/>
    </style:style>
    <style:style style:name="Tabla13.E" style:family="table-column">
      <style:table-column-properties style:column-width="0.635cm"/>
    </style:style>
    <style:style style:name="Tabla13.F" style:family="table-column">
      <style:table-column-properties style:column-width="1.217cm"/>
    </style:style>
    <style:style style:name="Tabla13.G" style:family="table-column">
      <style:table-column-properties style:column-width="0.9cm"/>
    </style:style>
    <style:style style:name="Tabla13.H" style:family="table-column">
      <style:table-column-properties style:column-width="2.381cm"/>
    </style:style>
    <style:style style:name="Tabla13.I" style:family="table-column">
      <style:table-column-properties style:column-width="1.005cm"/>
    </style:style>
    <style:style style:name="Tabla13.J" style:family="table-column">
      <style:table-column-properties style:column-width="3.493cm"/>
    </style:style>
    <style:style style:name="Tabla13.K" style:family="table-column">
      <style:table-column-properties style:column-width="1.316cm"/>
    </style:style>
    <style:style style:name="Tabla13.1" style:family="table-row">
      <style:table-row-properties style:min-row-height="0.503cm"/>
    </style:style>
    <style:style style:name="Tabla13.A1" style:family="table-cell">
      <style:table-cell-properties fo:padding="0cm" fo:border="none"/>
    </style:style>
    <style:style style:name="Tabla13.C1" style:family="table-cell">
      <style:table-cell-properties style:vertical-align="" fo:padding="0cm" fo:border="none"/>
    </style:style>
    <style:style style:name="Tabla13.2" style:family="table-row">
      <style:table-row-properties style:min-row-height="0.621cm"/>
    </style:style>
    <style:style style:name="Tabla13.3" style:family="table-row">
      <style:table-row-properties style:min-row-height="0.265cm"/>
    </style:style>
    <style:style style:name="Tabla13.4" style:family="table-row">
      <style:table-row-properties style:min-row-height="0.572cm"/>
    </style:style>
    <style:style style:name="Tabla13.H4" style:family="table-cell">
      <style:table-cell-properties style:vertical-align="middle" fo:padding="0cm" fo:border="none"/>
    </style:style>
    <style:style style:name="Tabla13.5" style:family="table-row">
      <style:table-row-properties style:min-row-height="0.783cm"/>
    </style:style>
    <style:style style:name="Tabla13.6" style:family="table-row">
      <style:table-row-properties style:min-row-height="1.506cm"/>
    </style:style>
    <style:style style:name="P1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2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font-size="9pt" style:font-size-asian="9pt" style:font-size-complex="9pt"/>
    </style:style>
    <style:style style:name="P4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8" style:family="paragraph" style:parent-style-name="Table_20_Contents">
      <style:paragraph-properties fo:margin-left="0cm" fo:margin-right="0cm" fo:margin-top="0cm" fo:margin-bottom="0cm" fo:text-indent="0cm" style:auto-text-indent="false"/>
      <style:text-properties fo:font-size="8pt" style:font-size-asian="8pt" style:font-size-complex="8pt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.199cm" fo:margin-bottom="0.199cm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margin-left="0cm" fo:margin-right="0.101cm" fo:margin-top="0cm" fo:margin-bottom="0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14" style:family="paragraph" style:parent-style-name="Table_20_Contents">
      <style:paragraph-properties fo:margin-left="0cm" fo:margin-right="0.101cm" fo:margin-top="0cm" fo:margin-bottom="0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15" style:family="paragraph" style:parent-style-name="Table_20_Contents">
      <style:paragraph-properties fo:margin-left="0cm" fo:margin-right="0.101cm" fo:margin-top="0cm" fo:margin-bottom="0cm" fo:line-height="10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6" style:family="paragraph" style:parent-style-name="Table_20_Contents">
      <style:paragraph-properties fo:margin-left="0cm" fo:margin-right="0.101cm" fo:margin-top="0cm" fo:margin-bottom="0cm" fo:line-height="100%" fo:text-align="end" style:justify-single-word="false" fo:text-indent="0cm" style:auto-text-indent="false"/>
      <style:text-properties fo:color="#221f1f" style:text-position="-5% 100%" style:font-name="Lucida Sans" fo:font-size="7.5pt" fo:letter-spacing="-0.007cm" fo:font-style="normal" fo:font-weight="bold" style:font-size-asian="7.5pt" style:font-style-asian="normal" style:font-weight-asian="bold" style:font-name-complex="Lucida Sans" style:font-size-complex="7.5pt" style:font-style-complex="normal" style:font-weight-complex="bold"/>
    </style:style>
    <style:style style:name="P17" style:family="paragraph" style:parent-style-name="Normal">
      <style:paragraph-properties fo:margin-top="0cm" fo:margin-bottom="0cm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18" style:family="paragraph" style:parent-style-name="Table_20_Contents">
      <style:paragraph-properties fo:margin-top="0cm" fo:margin-bottom="0cm"/>
      <style:text-properties fo:font-size="8pt" style:font-size-asian="8pt" style:font-size-complex="8pt"/>
    </style:style>
    <style:style style:name="P19" style:family="paragraph" style:parent-style-name="Table_20_Contents">
      <style:paragraph-properties fo:margin-top="0cm" fo:margin-bottom="0cm" fo:line-height="100%"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margin-top="0cm" fo:margin-bottom="0cm" fo:line-height="150%"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margin-top="0cm" fo:margin-bottom="0cm"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margin-top="0cm" fo:margin-bottom="0cm" fo:line-height="10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P23" style:family="paragraph" style:parent-style-name="Text_20_body">
      <style:text-properties fo:font-size="2pt" style:font-size-asian="1.75pt" style:font-size-complex="2pt"/>
    </style:style>
    <style:style style:name="T1" style:family="text">
      <style:text-properties fo:color="#221f1f" style:text-position="-5% 100%" fo:letter-spacing="-0.007cm" fo:font-style="normal" style:text-underline-style="none" style:font-style-asian="normal" style:font-name-complex="Lucida Sans" style:font-style-complex="normal"/>
    </style:style>
    <style:style style:name="T2" style:family="text">
      <style:text-properties fo:color="#221f1f" style:text-position="-5% 100%" fo:letter-spacing="-0.007cm" fo:font-style="normal" style:font-style-asian="normal" style:font-style-complex="normal"/>
    </style:style>
    <style:style style:name="T3" style:family="text">
      <style:text-properties fo:color="#221f1f" style:text-position="-5% 100%" style:font-name="Lucida Sans" fo:font-size="9pt" fo:letter-spacing="-0.007cm" fo:font-style="italic" style:text-underline-style="none" fo:font-weight="bold" style:font-size-asian="9pt" style:font-style-asian="italic" style:font-weight-asian="bold" style:font-name-complex="Lucida Sans" style:font-size-complex="9pt" style:font-style-complex="italic" style:font-weight-complex="bold"/>
    </style:style>
    <style:style style:name="T4" style:family="text">
      <style:text-properties fo:color="#221f1f" style:text-position="-5% 100%" style:font-name="Lucida Sans" fo:font-size="9pt" fo:letter-spacing="-0.007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5" style:family="text">
      <style:text-properties fo:color="#221f1f" style:text-position="-5% 100%" style:font-name="Lucida Sans" fo:letter-spacing="-0.007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6" style:family="text">
      <style:text-properties fo:color="#221f1f" style:text-position="-5% 100%" fo:letter-spacing="-0.012cm" fo:font-weight="normal" fo:background-color="transparent" style:font-weight-asian="normal" style:font-weight-complex="normal" loext:char-shading-value="0"/>
    </style:style>
    <style:style style:name="T7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8" style:family="text">
      <style:text-properties fo:color="#221f1f" fo:letter-spacing="-0.007cm" fo:font-style="normal" style:font-style-asian="normal" style:font-style-complex="normal"/>
    </style:style>
    <style:style style:name="T9" style:family="text">
      <style:text-properties style:use-window-font-color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23"/>
            <table:table table:name="Tabla1" table:style-name="Tabla1">
              <table:table-column table:style-name="Tabla1.A"/>
              <table:table-column table:style-name="Tabla1.B"/>
              <table:table-column table:style-name="Tabla1.C"/>
              <table:table-column table:style-name="Tabla1.D"/>
              <table:table-column table:style-name="Tabla1.E"/>
              <table:table-column table:style-name="Tabla1.F"/>
              <table:table-column table:style-name="Tabla1.G"/>
              <table:table-column table:style-name="Tabla1.H"/>
              <table:table-row table:style-name="Tabla1.1">
                <table:table-cell table:style-name="Tabla1.A1" office:value-type="string">
                  <text:p text:style-name="P12"><text:span text:style-name="Fuente_20_de_20_párrafo_20_predeter."><text:span text:style-name="T1">Comprobante</text:span></text:span></text:p>
                </table:table-cell>
                <table:table-cell table:style-name="Tabla1.B1" office:value-type="string">
                  <text:p text:style-name="P12"><text:span text:style-name="Fuente_20_de_20_párrafo_20_predeter."><text:span text:style-name="T1">Fecha de venc.</text:span></text:span></text:p>
                </table:table-cell>
                <table:table-cell table:style-name="Tabla1.B1" office:value-type="string">
                  <text:p text:style-name="P12"><text:span text:style-name="Fuente_20_de_20_párrafo_20_predeter."><text:span text:style-name="T1">Pagado</text:span></text:span></text:p>
                </table:table-cell>
                <table:table-cell table:style-name="Tabla1.B1" office:value-type="string">
                  <text:p text:style-name="P12"><text:span text:style-name="Fuente_20_de_20_párrafo_20_predeter."><text:span text:style-name="T1">Saldo</text:span></text:span></text:p>
                </table:table-cell>
                <table:table-cell table:style-name="Tabla1.B1" office:value-type="string">
                  <text:p text:style-name="P12"/>
                </table:table-cell>
                <table:table-cell table:style-name="Tabla1.B1" office:value-type="string">
                  <text:p text:style-name="P12"><text:span text:style-name="Fuente_20_de_20_párrafo_20_predeter."><text:span text:style-name="T1">N Cheque</text:span></text:span></text:p>
                </table:table-cell>
                <table:table-cell table:style-name="Tabla1.B1" office:value-type="string">
                  <text:p text:style-name="P12"><text:span text:style-name="Fuente_20_de_20_párrafo_20_predeter."><text:span text:style-name="T1">Banco</text:span></text:span></text:p>
                </table:table-cell>
                <table:table-cell table:style-name="Tabla1.H1" office:value-type="string">
                  <text:p text:style-name="P12"><text:span text:style-name="Fuente_20_de_20_párrafo_20_predeter."><text:span text:style-name="T1">Importe</text:span></text:span></text:p>
                </table:table-cell>
              </table:table-row>
            </table:table>
            <table:table table:name="Tabla2" table:style-name="Tabla2">
              <table:table-column table:style-name="Tabla2.A"/>
              <table:table-row table:style-name="Tabla2.1">
                <table:table-cell table:style-name="Tabla2.A1" office:value-type="string">
                  <table:table table:name="Tabla7" table:style-name="Tabla7">
                    <table:table-column table:style-name="Tabla7.A"/>
                    <table:table-column table:style-name="Tabla7.B"/>
                    <table:table-column table:style-name="Tabla7.C"/>
                    <table:table-column table:style-name="Tabla7.D"/>
                    <table:table-column table:style-name="Tabla7.E"/>
                    <table:table-row table:style-name="Tabla7.1">
                      <table:table-cell table:style-name="Tabla7.A1" table:number-columns-spanned="4" office:value-type="string">
                        <text:p text:style-name="P9"><text:text-input text:description="&lt;for each=&quot;line in o.get_consolidated_moves()&quot;&gt;">For each line</text:text-input></text:p>
                      </table:table-cell>
                      <table:covered-table-cell/>
                      <table:covered-table-cell/>
                      <table:covered-table-cell/>
                      <table:table-cell table:style-name="Tabla7.E9" table:number-rows-spanned="9" office:value-type="string">
                        <text:p text:style-name="P9"><text:text-input text:description="&lt;for each=&quot;line in o.check_ids&quot;&gt;">For each line</text:text-input></text:p>
                        <text:p text:style-name="P10"><text:s text:c="5"/><text:text-input text:description="&lt;line.number&gt;">21654321613</text:text-input> <text:s text:c="11"/><text:text-input text:description="&lt;line.bank_id.name&gt;">21654321613</text:text-input> <text:s text:c="9"/><text:text-input text:description="&lt;formatLang(line.amount)&gt;">65432161</text:text-input></text:p>
                        <text:p text:style-name="P9"><text:text-input text:description="&lt;/for&gt;">End For</text:text-input></text:p>
                      </table:table-cell>
                    </table:table-row>
                    <table:table-row table:style-name="Tabla7.2">
                      <table:table-cell table:style-name="Tabla7.A2" office:value-type="string">
                        <text:p text:style-name="P9"><text:text-input text:description="&lt;line[0].document_number&gt;">21654321613</text:text-input></text:p>
                      </table:table-cell>
                      <table:table-cell table:style-name="Tabla7.A2" office:value-type="string">
                        <text:p text:style-name="P9"><text:text-input text:description="&lt;if test=&quot;line[0].date_maturity&quot;&gt;">If</text:text-input><text:text-input text:description="&lt;formatLang(line[0].date_maturity,date=True)&gt;">19/12/1984</text:text-input><text:text-input text:description="&lt;/if&gt;">/If</text:text-input></text:p>
                      </table:table-cell>
                      <table:table-cell table:style-name="Tabla7.A2" office:value-type="string">
                        <text:p text:style-name="P9"><text:text-input text:description="&lt;formatLang(line[1])&gt;">21654321613</text:text-input></text:p>
                      </table:table-cell>
                      <table:table-cell table:style-name="Tabla7.D2" office:value-type="string">
                        <text:p text:style-name="P9"><text:text-input text:description="&lt;formatLang(line[0].amount_residual)&gt;">216543216</text:text-input></text:p>
                      </table:table-cell>
                      <table:covered-table-cell/>
                    </table:table-row>
                    <table:table-row>
                      <table:table-cell table:style-name="Tabla7.D2" table:number-columns-spanned="4" office:value-type="string">
                        <text:p text:style-name="P9"><text:text-input text:description="&lt;/for&gt;">End For</text:text-input></text:p>
                      </table:table-cell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la7.D2" table:number-columns-spanned="4" office:value-type="string">
                        <text:p text:style-name="P9"><text:text-input text:description="&lt;if test=&quot;o.keepopen_amount&quot;&gt;">if o.keeopenamount</text:text-input></text:p>
                      </table:table-cell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la7.A2" office:value-type="string">
                        <text:p text:style-name="P9">A cuenta</text:p>
                      </table:table-cell>
                      <table:table-cell table:style-name="Tabla7.A2" office:value-type="string">
                        <text:p text:style-name="P9"/>
                      </table:table-cell>
                      <table:table-cell table:style-name="Tabla7.A2" office:value-type="string">
                        <text:p text:style-name="P9"><text:text-input text:description="&lt;formatLang(o.keepopen_amount)&gt;">a cuenta</text:text-input></text:p>
                      </table:table-cell>
                      <table:table-cell table:style-name="Tabla7.D2" office:value-type="string">
                        <text:p text:style-name="P9"/>
                      </table:table-cell>
                      <table:covered-table-cell/>
                    </table:table-row>
                    <table:table-row>
                      <table:table-cell table:style-name="Tabla7.D2" table:number-columns-spanned="4" office:value-type="string">
                        <text:p text:style-name="P9"><text:text-input text:description="&lt;/if&gt;">/if</text:text-input></text:p>
                      </table:table-cell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la7.D2" table:number-columns-spanned="4" office:value-type="string">
                        <text:p text:style-name="P9"><text:text-input text:description="&lt;if test=&quot;o.writeoff_amount&quot;&gt;">if o.writeoff_amount</text:text-input></text:p>
                      </table:table-cell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la7.A2" office:value-type="string">
                        <text:p text:style-name="P9"><text:text-input text:description="&lt;o.comment&gt;">Comment</text:text-input></text:p>
                      </table:table-cell>
                      <table:table-cell table:style-name="Tabla7.A2" office:value-type="string">
                        <text:p text:style-name="P9"/>
                      </table:table-cell>
                      <table:table-cell table:style-name="Tabla7.A2" office:value-type="string">
                        <text:p text:style-name="P9"><text:text-input text:description="&lt;formatLang(o.writeoff_amount)&gt;">ajuste</text:text-input></text:p>
                      </table:table-cell>
                      <table:table-cell table:style-name="Tabla7.D2" office:value-type="string">
                        <text:p text:style-name="P9"/>
                      </table:table-cell>
                      <table:covered-table-cell/>
                    </table:table-row>
                    <table:table-row>
                      <table:table-cell table:style-name="Tabla7.D2" table:number-columns-spanned="4" office:value-type="string">
                        <text:p text:style-name="P9"><text:text-input text:description="&lt;/if&gt;">/if</text:text-input></text:p>
                      </table:table-cell>
                      <table:covered-table-cell/>
                      <table:covered-table-cell/>
                      <table:covered-table-cell/>
                      <table:covered-table-cell/>
                    </table:table-row>
                  </table:table>
                  <text:p text:style-name="P11"/>
                </table:table-cell>
              </table:table-row>
              <table:table-row table:style-name="Tabla2.1">
                <table:table-cell table:style-name="Tabla2.A1" office:value-type="string">
                  <text:p text:style-name="P10"/>
                </table:table-cell>
              </table:table-row>
            </table:table>
            <table:table table:name="Tabla8" table:style-name="Tabla8">
              <table:table-column table:style-name="Tabla8.A"/>
              <table:table-column table:style-name="Tabla8.B"/>
              <table:table-column table:style-name="Tabla8.C"/>
              <table:table-column table:style-name="Tabla8.D"/>
              <table:table-column table:style-name="Tabla8.E"/>
              <table:table-column table:style-name="Tabla8.F"/>
              <table:table-column table:style-name="Tabla8.G"/>
              <table:table-column table:style-name="Tabla8.H"/>
              <table:table-column table:style-name="Tabla8.I"/>
              <table:table-column table:style-name="Tabla8.J"/>
              <table:table-column table:style-name="Tabla8.K"/>
              <table:table-row table:style-name="Tabla8.1">
                <table:table-cell table:style-name="Tabla8.A1" table:number-columns-spanned="2" office:value-type="string">
                  <text:p text:style-name="P18"/>
                </table:table-cell>
                <table:covered-table-cell/>
                <table:table-cell table:style-name="Tabla8.C1" office:value-type="string">
                  <text:p text:style-name="P14">Total</text:p>
                </table:table-cell>
                <table:table-cell table:style-name="Tabla8.C1" table:number-columns-spanned="3" office:value-type="string">
                  <text:p text:style-name="P20"><text:text-input text:description="&lt;formatLang(o.total_amount)&gt;">9.999,50</text:text-input></text:p>
                </table:table-cell>
                <table:covered-table-cell/>
                <table:covered-table-cell/>
                <table:table-cell table:style-name="Tabla8.A1" office:value-type="string">
                  <text:p text:style-name="P18"/>
                </table:table-cell>
                <table:table-cell table:style-name="Tabla8.C1" table:number-rows-spanned="3" table:number-columns-spanned="2" office:value-type="string">
                  <text:p text:style-name="P15">Cheque</text:p>
                  <text:p text:style-name="P16">Depósito / Transferencia</text:p>
                  <text:p text:style-name="P15">Efectivo</text:p>
                </table:table-cell>
                <table:covered-table-cell/>
                <table:table-cell table:style-name="Tabla8.C1" table:number-rows-spanned="3" office:value-type="string">
                  <text:p text:style-name="P22"><text:text-input text:description="&lt;formatLang(o.check_amount)&gt;">9.999,50</text:text-input></text:p>
                  <text:p text:style-name="P22"><text:text-input text:description="&lt;formatLang(o.bank_amount)&gt;">9.999,50</text:text-input></text:p>
                  <text:p text:style-name="P22"/>
                  <text:p text:style-name="P19"><text:text-input text:description="&lt;formatLang(o.cash_amount)&gt;">9.999,50</text:text-input></text:p>
                </table:table-cell>
                <table:table-cell table:style-name="Tabla8.A1" office:value-type="string">
                  <text:p text:style-name="P18"/>
                </table:table-cell>
              </table:table-row>
              <table:table-row table:style-name="Tabla8.2">
                <table:table-cell table:style-name="Tabla8.A1" office:value-type="string">
                  <text:p text:style-name="P18"/>
                </table:table-cell>
                <table:table-cell table:style-name="Tabla8.A1" table:number-rows-spanned="3" table:number-columns-spanned="5" office:value-type="string">
                  <text:p text:style-name="P7"/>
                </table:table-cell>
                <table:covered-table-cell/>
                <table:covered-table-cell/>
                <table:covered-table-cell/>
                <table:covered-table-cell/>
                <table:table-cell table:style-name="Tabla8.A1" office:value-type="string">
                  <text:p text:style-name="P18"/>
                </table:table-cell>
                <table:covered-table-cell/>
                <table:covered-table-cell/>
                <table:covered-table-cell/>
                <table:table-cell table:style-name="Tabla8.A1" office:value-type="string">
                  <text:p text:style-name="P18"/>
                </table:table-cell>
              </table:table-row>
              <table:table-row table:style-name="Tabla8.3">
                <table:table-cell table:style-name="Tabla8.A1" office:value-type="string">
                  <text:p text:style-name="P18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a8.A1" office:value-type="string">
                  <text:p text:style-name="P18"/>
                </table:table-cell>
                <table:covered-table-cell/>
                <table:covered-table-cell/>
                <table:covered-table-cell/>
                <table:table-cell table:style-name="Tabla8.A1" office:value-type="string">
                  <text:p text:style-name="P18"/>
                </table:table-cell>
              </table:table-row>
              <table:table-row table:style-name="Tabla8.4">
                <table:table-cell table:style-name="Tabla8.A1" office:value-type="string">
                  <text:p text:style-name="P18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a8.A1" office:value-type="string">
                  <text:p text:style-name="P18"/>
                </table:table-cell>
                <table:table-cell table:style-name="Tabla8.H4" table:number-columns-spanned="2" office:value-type="string">
                  <text:p text:style-name="P13">TOTAL</text:p>
                </table:table-cell>
                <table:covered-table-cell/>
                <table:table-cell table:style-name="Tabla8.H4" office:value-type="string">
                  <text:p text:style-name="P20"><text:text-input text:description="&lt;formatLang(o.total_amount)&gt;">9.999,50</text:text-input></text:p>
                </table:table-cell>
                <table:table-cell table:style-name="Tabla8.A1" office:value-type="string">
                  <text:p text:style-name="P21"/>
                </table:table-cell>
              </table:table-row>
              <table:table-row table:style-name="Tabla8.5">
                <table:table-cell table:style-name="Tabla8.A1" table:number-columns-spanned="2" office:value-type="string">
                  <text:p text:style-name="P17"><text:span text:style-name="Fuente_20_de_20_párrafo_20_predeter."><text:span text:style-name="T7"/></text:span></text:p>
                </table:table-cell>
                <table:covered-table-cell/>
                <table:table-cell table:style-name="Tabla8.A1" office:value-type="string">
                  <text:p text:style-name="P18"/>
                </table:table-cell>
                <table:table-cell table:style-name="Tabla8.C1" table:number-columns-spanned="7" office:value-type="string">
                  <text:p text:style-name="P17"><text:span text:style-name="Fuente_20_de_20_párrafo_20_predeter."><text:span text:style-name="T3">So</text:span></text:span><text:span text:style-name="Fuente_20_de_20_párrafo_20_predeter."><text:span text:style-name="T4">n</text:span></text:span><text:span text:style-name="Fuente_20_de_20_párrafo_20_predeter."><text:span text:style-name="T7">: </text:span></text:span><text:span text:style-name="Fuente_20_de_20_párrafo_20_predeter."><text:span text:style-name="T7"><text:text-input text:description="&lt;number_to_string(o.total_amount)&gt;">Son pesos: dos mil trecientos cuarenta y cuatro con cincuenta centavos</text:text-input></text:span></text:span><text:span text:style-name="Fuente_20_de_20_párrafo_20_predeter."><text:span text:style-name="T7"> </text:span>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a8.A1" office:value-type="string">
                  <text:p text:style-name="P17"/>
                </table:table-cell>
              </table:table-row>
              <table:table-row table:style-name="Tabla8.6">
                <table:table-cell table:style-name="Tabla8.A1" office:value-type="string">
                  <text:p text:style-name="P1"><text:span text:style-name="Fuente_20_de_20_párrafo_20_predeter."/></text:p>
                </table:table-cell>
                <table:table-cell table:style-name="Tabla8.A1" table:number-columns-spanned="3" office:value-type="string">
                  <text:p text:style-name="P6"><text:span text:style-name="T8">OBSERVACIONES</text:span>: <text:span text:style-name="T6"><text:placeholder text:placeholder-type="text">&lt;o.comment&gt;</text:placeholder></text:span></text:p>
                </table:table-cell>
                <table:covered-table-cell/>
                <table:covered-table-cell/>
                <table:table-cell table:style-name="Tabla8.A1" office:value-type="string">
                  <text:p text:style-name="P8"/>
                </table:table-cell>
                <table:table-cell table:style-name="Tabla8.H4" table:number-columns-spanned="3" office:value-type="string">
                  <text:p text:style-name="P5"><text:s text:c="29"/></text:p>
                  <text:p text:style-name="P2"><text:span text:style-name="Fuente_20_de_20_párrafo_20_predeter."><text:span text:style-name="T2">Firma</text:span></text:span></text:p>
                </table:table-cell>
                <table:covered-table-cell/>
                <table:covered-table-cell/>
                <table:table-cell table:style-name="Tabla8.H4" table:number-columns-spanned="2" office:value-type="string">
                  <text:p text:style-name="P4"><text:span text:style-name="Fuente_20_de_20_párrafo_20_predeter."><text:span text:style-name="T9"><text:s text:c="14"/>____ <text:s text:c="8"/></text:span></text:span></text:p>
                  <text:p text:style-name="P3"><text:span text:style-name="Fuente_20_de_20_párrafo_20_predeter."><text:span text:style-name="T5">Aclaración</text:span></text:span></text:p>
                </table:table-cell>
                <table:covered-table-cell/>
                <table:table-cell table:style-name="Tabla8.A1" office:value-type="string">
                  <text:p text:style-name="P8"/>
                </table:table-cell>
              </table:table-row>
            </table:table>
            <text:p text:style-name="Standard"/>
          </table:table-cell>
        </table:table-row>
        <table:table-row>
          <table:table-cell table:style-name="Tabla9.A1" office:value-type="string">
            <text:p text:style-name="P23"/>
            <table:table table:name="Tabla10" table:style-name="Tabla10">
              <table:table-column table:style-name="Tabla10.A"/>
              <table:table-column table:style-name="Tabla10.B"/>
              <table:table-column table:style-name="Tabla10.C"/>
              <table:table-column table:style-name="Tabla10.D"/>
              <table:table-column table:style-name="Tabla10.E"/>
              <table:table-column table:style-name="Tabla10.F"/>
              <table:table-column table:style-name="Tabla10.G"/>
              <table:table-column table:style-name="Tabla10.H"/>
              <table:table-row table:style-name="Tabla10.1">
                <table:table-cell table:style-name="Tabla10.A1" office:value-type="string">
                  <text:p text:style-name="P12"><text:span text:style-name="Fuente_20_de_20_párrafo_20_predeter."><text:span text:style-name="T1">Comprobante</text:span></text:span></text:p>
                </table:table-cell>
                <table:table-cell table:style-name="Tabla10.B1" office:value-type="string">
                  <text:p text:style-name="P12"><text:span text:style-name="Fuente_20_de_20_párrafo_20_predeter."><text:span text:style-name="T1">Fecha de venc.</text:span></text:span></text:p>
                </table:table-cell>
                <table:table-cell table:style-name="Tabla10.B1" office:value-type="string">
                  <text:p text:style-name="P12"><text:span text:style-name="Fuente_20_de_20_párrafo_20_predeter."><text:span text:style-name="T1">Pagado</text:span></text:span></text:p>
                </table:table-cell>
                <table:table-cell table:style-name="Tabla10.B1" office:value-type="string">
                  <text:p text:style-name="P12"><text:span text:style-name="Fuente_20_de_20_párrafo_20_predeter."><text:span text:style-name="T1">Saldo</text:span></text:span></text:p>
                </table:table-cell>
                <table:table-cell table:style-name="Tabla10.B1" office:value-type="string">
                  <text:p text:style-name="P12"/>
                </table:table-cell>
                <table:table-cell table:style-name="Tabla10.B1" office:value-type="string">
                  <text:p text:style-name="P12"><text:span text:style-name="Fuente_20_de_20_párrafo_20_predeter."><text:span text:style-name="T1">N Cheque</text:span></text:span></text:p>
                </table:table-cell>
                <table:table-cell table:style-name="Tabla10.B1" office:value-type="string">
                  <text:p text:style-name="P12"><text:span text:style-name="Fuente_20_de_20_párrafo_20_predeter."><text:span text:style-name="T1">Banco</text:span></text:span></text:p>
                </table:table-cell>
                <table:table-cell table:style-name="Tabla10.H1" office:value-type="string">
                  <text:p text:style-name="P12"><text:span text:style-name="Fuente_20_de_20_párrafo_20_predeter."><text:span text:style-name="T1">Importe</text:span></text:span></text:p>
                </table:table-cell>
              </table:table-row>
            </table:table>
            <table:table table:name="Tabla11" table:style-name="Tabla11">
              <table:table-column table:style-name="Tabla11.A"/>
              <table:table-row table:style-name="Tabla11.1">
                <table:table-cell table:style-name="Tabla11.A1" office:value-type="string">
                  <table:table table:name="Tabla12" table:style-name="Tabla12">
                    <table:table-column table:style-name="Tabla12.A"/>
                    <table:table-column table:style-name="Tabla12.B"/>
                    <table:table-column table:style-name="Tabla12.C"/>
                    <table:table-column table:style-name="Tabla12.D"/>
                    <table:table-column table:style-name="Tabla12.E"/>
                    <table:table-row table:style-name="Tabla12.1">
                      <table:table-cell table:style-name="Tabla12.A1" table:number-columns-spanned="4" office:value-type="string">
                        <text:p text:style-name="P9"><text:text-input text:description="&lt;for each=&quot;line in o.get_consolidated_moves()&quot;&gt;">For each line</text:text-input></text:p>
                      </table:table-cell>
                      <table:covered-table-cell/>
                      <table:covered-table-cell/>
                      <table:covered-table-cell/>
                      <table:table-cell table:style-name="Tabla12.E9" table:number-rows-spanned="9" office:value-type="string">
                        <text:p text:style-name="P9"><text:text-input text:description="&lt;for each=&quot;line in o.check_ids&quot;&gt;">For each line</text:text-input></text:p>
                        <text:p text:style-name="P10"><text:s text:c="5"/><text:text-input text:description="&lt;line.number&gt;">21654321613</text:text-input> <text:s text:c="11"/><text:text-input text:description="&lt;line.bank_id.name&gt;">21654321613</text:text-input> <text:s text:c="9"/><text:text-input text:description="&lt;formatLang(line.amount)&gt;">65432161</text:text-input></text:p>
                        <text:p text:style-name="P9"><text:text-input text:description="&lt;/for&gt;">End For</text:text-input></text:p>
                      </table:table-cell>
                    </table:table-row>
                    <table:table-row table:style-name="Tabla12.2">
                      <table:table-cell table:style-name="Tabla12.A2" office:value-type="string">
                        <text:p text:style-name="P9"><text:text-input text:description="&lt;line[0].document_number&gt;">21654321613</text:text-input></text:p>
                      </table:table-cell>
                      <table:table-cell table:style-name="Tabla12.A2" office:value-type="string">
                        <text:p text:style-name="P9"><text:text-input text:description="&lt;if test=&quot;line[0].date_maturity&quot;&gt;">If</text:text-input><text:text-input text:description="&lt;formatLang(line[0].date_maturity,date=True)&gt;">19/12/1984</text:text-input><text:text-input text:description="&lt;/if&gt;">/If</text:text-input></text:p>
                      </table:table-cell>
                      <table:table-cell table:style-name="Tabla12.A2" office:value-type="string">
                        <text:p text:style-name="P9"><text:text-input text:description="&lt;formatLang(line[1])&gt;">21654321613</text:text-input></text:p>
                      </table:table-cell>
                      <table:table-cell table:style-name="Tabla12.A2" office:value-type="string">
                        <text:p text:style-name="P9"><text:text-input text:description="&lt;formatLang(line[0].amount_residual)&gt;">216543216</text:text-input></text:p>
                      </table:table-cell>
                      <table:covered-table-cell/>
                    </table:table-row>
                    <table:table-row>
                      <table:table-cell table:style-name="Tabla12.A2" table:number-columns-spanned="4" office:value-type="string">
                        <text:p text:style-name="P9"><text:text-input text:description="&lt;/for&gt;">End For</text:text-input></text:p>
                      </table:table-cell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la12.A2" table:number-columns-spanned="4" office:value-type="string">
                        <text:p text:style-name="P9"><text:text-input text:description="&lt;if test=&quot;o.keepopen_amount&quot;&gt;">if o.keeopenamount</text:text-input></text:p>
                      </table:table-cell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la12.A2" office:value-type="string">
                        <text:p text:style-name="P9">A cuenta</text:p>
                      </table:table-cell>
                      <table:table-cell table:style-name="Tabla12.A2" office:value-type="string">
                        <text:p text:style-name="P9"/>
                      </table:table-cell>
                      <table:table-cell table:style-name="Tabla12.A2" office:value-type="string">
                        <text:p text:style-name="P9"><text:text-input text:description="&lt;formatLang(o.keepopen_amount)&gt;">a cuenta</text:text-input></text:p>
                      </table:table-cell>
                      <table:table-cell table:style-name="Tabla12.A2" office:value-type="string">
                        <text:p text:style-name="P9"/>
                      </table:table-cell>
                      <table:covered-table-cell/>
                    </table:table-row>
                    <table:table-row>
                      <table:table-cell table:style-name="Tabla12.A2" table:number-columns-spanned="4" office:value-type="string">
                        <text:p text:style-name="P9"><text:text-input text:description="&lt;/if&gt;">/if</text:text-input></text:p>
                      </table:table-cell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la12.A2" table:number-columns-spanned="4" office:value-type="string">
                        <text:p text:style-name="P9"><text:text-input text:description="&lt;if test=&quot;o.writeoff_amount&quot;&gt;">if o.writeoff_amount</text:text-input></text:p>
                      </table:table-cell>
                      <table:covered-table-cell/>
                      <table:covered-table-cell/>
                      <table:covered-table-cell/>
                      <table:covered-table-cell/>
                    </table:table-row>
                    <table:table-row>
                      <table:table-cell table:style-name="Tabla12.A2" office:value-type="string">
                        <text:p text:style-name="P9"><text:text-input text:description="&lt;o.comment&gt;">Comment</text:text-input></text:p>
                      </table:table-cell>
                      <table:table-cell table:style-name="Tabla12.A2" office:value-type="string">
                        <text:p text:style-name="P9"/>
                      </table:table-cell>
                      <table:table-cell table:style-name="Tabla12.A2" office:value-type="string">
                        <text:p text:style-name="P9"><text:text-input text:description="&lt;formatLang(o.writeoff_amount)&gt;">ajuste</text:text-input></text:p>
                      </table:table-cell>
                      <table:table-cell table:style-name="Tabla12.A2" office:value-type="string">
                        <text:p text:style-name="P9"/>
                      </table:table-cell>
                      <table:covered-table-cell/>
                    </table:table-row>
                    <table:table-row>
                      <table:table-cell table:style-name="Tabla12.A2" table:number-columns-spanned="4" office:value-type="string">
                        <text:p text:style-name="P9"><text:text-input text:description="&lt;/if&gt;">/if</text:text-input></text:p>
                      </table:table-cell>
                      <table:covered-table-cell/>
                      <table:covered-table-cell/>
                      <table:covered-table-cell/>
                      <table:covered-table-cell/>
                    </table:table-row>
                  </table:table>
                  <text:p text:style-name="P11"/>
                </table:table-cell>
              </table:table-row>
              <table:table-row table:style-name="Tabla11.1">
                <table:table-cell table:style-name="Tabla11.A1" office:value-type="string">
                  <text:p text:style-name="P10"/>
                </table:table-cell>
              </table:table-row>
            </table:table>
            <table:table table:name="Tabla13" table:style-name="Tabla13">
              <table:table-column table:style-name="Tabla13.A"/>
              <table:table-column table:style-name="Tabla13.B"/>
              <table:table-column table:style-name="Tabla13.C"/>
              <table:table-column table:style-name="Tabla13.D"/>
              <table:table-column table:style-name="Tabla13.E"/>
              <table:table-column table:style-name="Tabla13.F"/>
              <table:table-column table:style-name="Tabla13.G"/>
              <table:table-column table:style-name="Tabla13.H"/>
              <table:table-column table:style-name="Tabla13.I"/>
              <table:table-column table:style-name="Tabla13.J"/>
              <table:table-column table:style-name="Tabla13.K"/>
              <table:table-row table:style-name="Tabla13.1">
                <table:table-cell table:style-name="Tabla13.A1" table:number-columns-spanned="2" office:value-type="string">
                  <text:p text:style-name="P18"/>
                </table:table-cell>
                <table:covered-table-cell/>
                <table:table-cell table:style-name="Tabla13.C1" office:value-type="string">
                  <text:p text:style-name="P14">Total</text:p>
                </table:table-cell>
                <table:table-cell table:style-name="Tabla13.C1" table:number-columns-spanned="3" office:value-type="string">
                  <text:p text:style-name="P20"><text:text-input text:description="&lt;formatLang(o.total_amount)&gt;">9.999,50</text:text-input></text:p>
                </table:table-cell>
                <table:covered-table-cell/>
                <table:covered-table-cell/>
                <table:table-cell table:style-name="Tabla13.A1" office:value-type="string">
                  <text:p text:style-name="P18"/>
                </table:table-cell>
                <table:table-cell table:style-name="Tabla13.C1" table:number-rows-spanned="3" table:number-columns-spanned="2" office:value-type="string">
                  <text:p text:style-name="P15">Cheque</text:p>
                  <text:p text:style-name="P16">Depósito / Transferencia</text:p>
                  <text:p text:style-name="P15">Efectivo</text:p>
                </table:table-cell>
                <table:covered-table-cell/>
                <table:table-cell table:style-name="Tabla13.C1" table:number-rows-spanned="3" office:value-type="string">
                  <text:p text:style-name="P22"><text:text-input text:description="&lt;formatLang(o.check_amount)&gt;">9.999,50</text:text-input></text:p>
                  <text:p text:style-name="P22"><text:text-input text:description="&lt;formatLang(o.bank_amount)&gt;">9.999,50</text:text-input></text:p>
                  <text:p text:style-name="P22"/>
                  <text:p text:style-name="P19"><text:text-input text:description="&lt;formatLang(o.cash_amount)&gt;">9.999,50</text:text-input></text:p>
                </table:table-cell>
                <table:table-cell table:style-name="Tabla13.A1" office:value-type="string">
                  <text:p text:style-name="P18"/>
                </table:table-cell>
              </table:table-row>
              <table:table-row table:style-name="Tabla13.2">
                <table:table-cell table:style-name="Tabla13.A1" office:value-type="string">
                  <text:p text:style-name="P18"/>
                </table:table-cell>
                <table:table-cell table:style-name="Tabla13.A1" table:number-rows-spanned="3" table:number-columns-spanned="5" office:value-type="string">
                  <text:p text:style-name="P7"/>
                </table:table-cell>
                <table:covered-table-cell/>
                <table:covered-table-cell/>
                <table:covered-table-cell/>
                <table:covered-table-cell/>
                <table:table-cell table:style-name="Tabla13.A1" office:value-type="string">
                  <text:p text:style-name="P18"/>
                </table:table-cell>
                <table:covered-table-cell/>
                <table:covered-table-cell/>
                <table:covered-table-cell/>
                <table:table-cell table:style-name="Tabla13.A1" office:value-type="string">
                  <text:p text:style-name="P18"/>
                </table:table-cell>
              </table:table-row>
              <table:table-row table:style-name="Tabla13.3">
                <table:table-cell table:style-name="Tabla13.A1" office:value-type="string">
                  <text:p text:style-name="P18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a13.A1" office:value-type="string">
                  <text:p text:style-name="P18"/>
                </table:table-cell>
                <table:covered-table-cell/>
                <table:covered-table-cell/>
                <table:covered-table-cell/>
                <table:table-cell table:style-name="Tabla13.A1" office:value-type="string">
                  <text:p text:style-name="P18"/>
                </table:table-cell>
              </table:table-row>
              <table:table-row table:style-name="Tabla13.4">
                <table:table-cell table:style-name="Tabla13.A1" office:value-type="string">
                  <text:p text:style-name="P18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Tabla13.A1" office:value-type="string">
                  <text:p text:style-name="P18"/>
                </table:table-cell>
                <table:table-cell table:style-name="Tabla13.H4" table:number-columns-spanned="2" office:value-type="string">
                  <text:p text:style-name="P13">TOTAL</text:p>
                </table:table-cell>
                <table:covered-table-cell/>
                <table:table-cell table:style-name="Tabla13.H4" office:value-type="string">
                  <text:p text:style-name="P20"><text:text-input text:description="&lt;formatLang(o.total_amount)&gt;">9.999,50</text:text-input></text:p>
                </table:table-cell>
                <table:table-cell table:style-name="Tabla13.A1" office:value-type="string">
                  <text:p text:style-name="P21"/>
                </table:table-cell>
              </table:table-row>
              <table:table-row table:style-name="Tabla13.5">
                <table:table-cell table:style-name="Tabla13.A1" table:number-columns-spanned="2" office:value-type="string">
                  <text:p text:style-name="P17"><text:span text:style-name="Fuente_20_de_20_párrafo_20_predeter."><text:span text:style-name="T7"/></text:span></text:p>
                </table:table-cell>
                <table:covered-table-cell/>
                <table:table-cell table:style-name="Tabla13.A1" office:value-type="string">
                  <text:p text:style-name="P18"/>
                </table:table-cell>
                <table:table-cell table:style-name="Tabla13.C1" table:number-columns-spanned="7" office:value-type="string">
                  <text:p text:style-name="P17"><text:span text:style-name="Fuente_20_de_20_párrafo_20_predeter."><text:span text:style-name="T3">So</text:span></text:span><text:span text:style-name="Fuente_20_de_20_párrafo_20_predeter."><text:span text:style-name="T4">n</text:span></text:span><text:span text:style-name="Fuente_20_de_20_párrafo_20_predeter."><text:span text:style-name="T7">: </text:span></text:span><text:span text:style-name="Fuente_20_de_20_párrafo_20_predeter."><text:span text:style-name="T7"><text:text-input text:description="&lt;number_to_string(o.total_amount)&gt;">Son pesos: dos mil trecientos cuarenta y cuatro con cincuenta centavos</text:text-input></text:span></text:span><text:span text:style-name="Fuente_20_de_20_párrafo_20_predeter."><text:span text:style-name="T7"> </text:span></text:span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a13.A1" office:value-type="string">
                  <text:p text:style-name="P17"/>
                </table:table-cell>
              </table:table-row>
              <table:table-row table:style-name="Tabla13.6">
                <table:table-cell table:style-name="Tabla13.A1" office:value-type="string">
                  <text:p text:style-name="P1"><text:span text:style-name="Fuente_20_de_20_párrafo_20_predeter."/></text:p>
                </table:table-cell>
                <table:table-cell table:style-name="Tabla13.A1" table:number-columns-spanned="3" office:value-type="string">
                  <text:p text:style-name="P6"><text:span text:style-name="T8">OBSERVACIONES</text:span>: <text:span text:style-name="T6"><text:placeholder text:placeholder-type="text">&lt;o.comment&gt;</text:placeholder></text:span></text:p>
                </table:table-cell>
                <table:covered-table-cell/>
                <table:covered-table-cell/>
                <table:table-cell table:style-name="Tabla13.A1" office:value-type="string">
                  <text:p text:style-name="P8"/>
                </table:table-cell>
                <table:table-cell table:style-name="Tabla13.H4" table:number-columns-spanned="3" office:value-type="string">
                  <text:p text:style-name="P5"><text:s text:c="29"/></text:p>
                  <text:p text:style-name="P2"><text:span text:style-name="Fuente_20_de_20_párrafo_20_predeter."><text:span text:style-name="T2">Firma</text:span></text:span></text:p>
                </table:table-cell>
                <table:covered-table-cell/>
                <table:covered-table-cell/>
                <table:table-cell table:style-name="Tabla13.H4" table:number-columns-spanned="2" office:value-type="string">
                  <text:p text:style-name="P4"><text:span text:style-name="Fuente_20_de_20_párrafo_20_predeter."><text:span text:style-name="T9"><text:s text:c="14"/>____ <text:s text:c="8"/></text:span></text:span></text:p>
                  <text:p text:style-name="P3"><text:span text:style-name="Fuente_20_de_20_párrafo_20_predeter."><text:span text:style-name="T5">Aclaración</text:span></text:span></text:p>
                </table:table-cell>
                <table:covered-table-cell/>
                <table:table-cell table:style-name="Tabla13.A1" office:value-type="string">
                  <text:p text:style-name="P8"/>
                </table:table-cell>
              </table:table-row>
            </table:table>
            <text:p text:style-name="Standard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cm" fo:margin-top="0cm" fo:margin-bottom="0cm" fo:margin-left="0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0-21T10:15:37</meta:creation-date>
    <dc:date>2014-11-05T13:59:40</dc:date>
    <dc:creator>javier </dc:creator>
    <meta:editing-duration>PT3H37M57S</meta:editing-duration>
    <meta:editing-cycles>75</meta:editing-cycles>
    <meta:generator>LibreOffice/3.5$Linux_X86_64 LibreOffice_project/350m1$Build-2</meta:generator>
    <meta:document-statistic meta:table-count="9" meta:image-count="0" meta:object-count="0" meta:page-count="1" meta:paragraph-count="80" meta:word-count="136" meta:character-count="1066" meta:non-whitespace-character-count="852"/>
  </office:meta>
</office:document-meta>
</file>